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3pt" officeooo:rsid="00130252" officeooo:paragraph-rsid="00130252" style:font-size-asian="11.3500003814697pt" style:font-size-complex="13pt"/>
    </style:style>
    <style:style style:name="P2" style:family="paragraph" style:parent-style-name="Standard">
      <style:paragraph-properties fo:text-align="start" style:justify-single-word="false"/>
      <style:text-properties fo:font-size="13pt" officeooo:rsid="00130252" officeooo:paragraph-rsid="00174f1f" style:font-size-asian="11.3500003814697pt" style:font-size-complex="13pt"/>
    </style:style>
    <style:style style:name="P3" style:family="paragraph" style:parent-style-name="Standard">
      <style:paragraph-properties fo:text-align="end" style:justify-single-word="false"/>
      <style:text-properties fo:font-size="10.5pt" fo:font-weight="normal" officeooo:rsid="001197e5" officeooo:paragraph-rsid="001197e5" style:font-size-asian="9.14999961853027pt" style:font-weight-asian="normal" style:font-size-complex="10.5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197e5" officeooo:paragraph-rsid="001197e5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weight="bold" officeooo:rsid="00130252" officeooo:paragraph-rsid="00130252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30252" officeooo:paragraph-rsid="0013025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436b6" officeooo:paragraph-rsid="0013025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74f1f" officeooo:paragraph-rsid="00174f1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rsid="001197e5" officeooo:paragraph-rsid="001197e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36b6" style:font-weight-asian="bold" style:font-weight-complex="bold"/>
    </style:style>
    <style:style style:name="T3" style:family="text">
      <style:text-properties fo:font-weight="bold" officeooo:rsid="00174f1f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436b6" style:font-weight-asian="normal" style:font-weight-complex="normal"/>
    </style:style>
    <style:style style:name="T6" style:family="text">
      <style:text-properties fo:font-weight="normal" officeooo:rsid="00174f1f" style:font-weight-asian="normal" style:font-weight-complex="normal"/>
    </style:style>
    <style:style style:name="T7" style:family="text">
      <style:text-properties fo:font-weight="normal" officeooo:rsid="001b0412" style:font-weight-asian="normal" style:font-weight-complex="normal"/>
    </style:style>
    <style:style style:name="T8" style:family="text">
      <style:text-properties fo:font-size="12pt" fo:font-weight="normal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436b6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1582d1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172fb0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174f1f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176cad" style:font-size-asian="10.5pt" style:font-weight-asian="normal" style:font-size-complex="12pt" style:font-weight-complex="normal"/>
    </style:style>
    <style:style style:name="T14" style:family="text">
      <style:text-properties officeooo:rsid="001b041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ritten and made by Nikita Mazgaleev.</text:p>
      <text:p text:style-name="P3"/>
      <text:p text:style-name="P4">Semi-automated ‘’EGD’’ <text:s/>test solver.</text:p>
      <text:p text:style-name="P4"/>
      <text:p text:style-name="P9"/>
      <text:p text:style-name="P5"><text:span text:style-name="T4"><text:s text:c="5"/></text:span><text:span text:style-name="T7">1.</text:span><text:span text:style-name="T4"> <text:s text:c="2"/></text:span>Overview</text:p>
      <text:p text:style-name="P6"><text:tab/>The “MESH” library is directly connected to “EGD”. One of it’s uses is that students can <text:tab/>take tests and the teacher will receive their results. I decide to create an semi-automated <text:tab/>system for solving this test (I was bored and had nothing to do). </text:p>
      <text:p text:style-name="P6"><text:tab/>The test system is quite simple. When you first start the test it generates a variant for you. <text:tab/>Each question has an ID and that has a corresponding answer to it. Answering a question <text:tab/>sends a POST request to the “MESH” library service with the answer. So the semi-<text:tab/>automated system somehow has to get the answer to the corresponding question ID. </text:p>
      <text:p text:style-name="P6"><text:tab/>When a students takes a test, the only information that he can get is the question id.</text:p>
      <text:p text:style-name="P6"/>
      <text:p text:style-name="P1"><text:span text:style-name="T1"><text:s text:c="5"/></text:span><text:span text:style-name="T4">2.</text:span><text:span text:style-name="T1"> <text:s text:c="2"/>Generating the answers.</text:span></text:p>
      <text:p text:style-name="P1"><text:span text:style-name="T1"><text:s/><text:tab/></text:span><text:span text:style-name="T8">The “MESH” library allows guests to any test on the platform. The way I got the correct <text:tab/>answers was doing the same test, but as a guest. For some reason, when the guest starts <text:tab/>taking<text:tab/>a test, they get the same information as the students </text:span><text:span text:style-name="T9">except that they also get the <text:s/><text:tab/>answers to the question. Because a question ID only has one correct answer, we can create a</text:span></text:p>
      <text:p text:style-name="P7"><text:tab/>a JSON file with the correct answer to each question ID. All we have to do is create some <text:tab/>GET request to the test as as guest, copy the question ID and the answer. This way we have <text:s/><text:tab/>the answers to each question ID for the test. </text:p>
      <text:p text:style-name="P7"/>
      <text:p text:style-name="P1"><text:span text:style-name="T9"><text:s text:c="5"/></text:span><text:span text:style-name="T5">3. <text:s text:c="2"/></text:span><text:span text:style-name="T2">Getting the questions.</text:span></text:p>
      <text:p text:style-name="P1"><text:span text:style-name="T2"><text:tab/></text:span><text:span text:style-name="T9">Now we have to find out the order of the questions and how many questions are there.</text:span></text:p>
      <text:p text:style-name="P1"><text:span text:style-name="T9"><text:tab/>Once starting a test </text:span><text:span text:style-name="T11">as a student</text:span><text:span text:style-name="T9">, it generates a variant for you. The student can see all the <text:tab/>questions at the following URL by changing the variant number to their own <text:tab/><text:tab/>‘uchebnik.mos.ru/exam/rest/secure/api/task/variant/variant_number’.</text:span></text:p>
      <text:p text:style-name="P1"><text:span text:style-name="T9"><text:tab/></text:span><text:span text:style-name="T10">The URL </text:span><text:span text:style-name="T11">has</text:span><text:span text:style-name="T10"> a JSON file </text:span><text:span text:style-name="T11">containing</text:span><text:span text:style-name="T10"> each question of the test </text:span><text:span text:style-name="T11">and </text:span><text:span text:style-name="T10">the question IDS.</text:span></text:p>
      <text:p text:style-name="P2"><text:span text:style-name="T10"><text:tab/></text:span><text:span text:style-name="T12">We can take the data we got from ‘generating’ the answers and now we have the answers to <text:s/><text:tab/>our test.</text:span></text:p>
      <text:p text:style-name="P8"/>
      <text:p text:style-name="P2"><text:span text:style-name="T12"><text:s text:c="4"/>4.</text:span><text:span text:style-name="T3"> <text:s text:c="3"/>Sending the answers.</text:span></text:p>
      <text:p text:style-name="P2"><text:span text:style-name="T3"><text:tab/></text:span><text:span text:style-name="T12">Now that we have all the answers, we can just send multiple POST</text:span><text:span text:style-name="T3"> </text:span><text:span text:style-name="T6">requests containing <text:tab/>the answers. That’s all. After all the questions are answered the “MESH” library <text:tab/>check your answers and send the results to teacher.</text:span></text:p>
      <text:p text:style-name="P5"/>
      <text:p text:style-name="P1"><text:span text:style-name="T3"><text:s text:c="4"/></text:span><text:span text:style-name="T6">5. <text:s text:c="3"/></text:span><text:span text:style-name="T3">Conclusion.</text:span></text:p>
      <text:p text:style-name="P1"><text:span text:style-name="T3"><text:tab/></text:span><text:span text:style-name="T12">This system can automatically get the correct answers by ‘generating’ them as a guest and <text:tab/>then send them to the “MESH” library server. I will not be using this system myself, the <text:tab/>system was just a side project for me to practice. </text:span><text:span text:style-name="T13">The reason I called it a semi-automated <text:tab/>system because you need to get the test variant yourself. If I’ll be able to perfect the system <text:tab/>by automatically getting the tests you have to do and then answering, only then I’ll be able <text:tab/>to call it an automated system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21:25:57.441460994</meta:creation-date>
    <dc:date>2020-10-20T23:03:53.114258184</dc:date>
    <meta:editing-duration>PT51M53S</meta:editing-duration>
    <meta:editing-cycles>5</meta:editing-cycles>
    <meta:generator>LibreOffice/6.4.5.2$Linux_X86_64 LibreOffice_project/40$Build-2</meta:generator>
    <meta:document-statistic meta:table-count="0" meta:image-count="0" meta:object-count="0" meta:page-count="1" meta:paragraph-count="18" meta:word-count="477" meta:character-count="2713" meta:non-whitespace-character-count="2180"/>
  </office:meta>
</office:document-meta>
</file>